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left="0cm" fo:margin-right="0cm" fo:text-indent="0.476cm" style:auto-text-indent="false"/>
    </style:style>
    <style:style style:name="P2" style:family="paragraph" style:parent-style-name="Standard">
      <style:paragraph-properties fo:margin-left="0cm" fo:margin-right="0cm" fo:text-indent="0.476cm" style:auto-text-indent="false"/>
      <style:text-properties style:font-name="Times New Roman"/>
    </style:style>
    <style:style style:name="P3" style:family="paragraph" style:parent-style-name="Standard">
      <style:paragraph-properties fo:margin-left="0cm" fo:margin-right="0cm" fo:text-indent="0.476cm" style:auto-text-indent="false"/>
      <style:text-properties fo:font-style="italic" style:font-style-asian="italic" style:font-style-complex="italic"/>
    </style:style>
    <style:style style:name="P4" style:family="paragraph" style:parent-style-name="Standard">
      <style:paragraph-properties fo:margin-left="0cm" fo:margin-right="0cm" fo:text-indent="0.476cm" style:auto-text-indent="false"/>
      <style:text-properties officeooo:paragraph-rsid="00243cea"/>
    </style:style>
    <style:style style:name="P5" style:family="paragraph" style:parent-style-name="Standard">
      <style:paragraph-properties fo:margin-left="0cm" fo:margin-right="0cm" fo:text-indent="0.476cm" style:auto-text-indent="false"/>
      <style:text-properties officeooo:paragraph-rsid="002b1eb6"/>
    </style:style>
    <style:style style:name="P6" style:family="paragraph" style:parent-style-name="Standard">
      <style:text-properties style:font-name="Times New Roman"/>
    </style:style>
    <style:style style:name="P7" style:family="paragraph" style:parent-style-name="Standard">
      <style:paragraph-properties fo:text-align="center" style:justify-single-word="false"/>
      <style:text-properties style:font-name="Times New Roman"/>
    </style:style>
    <style:style style:name="P8" style:family="paragraph" style:parent-style-name="Standard">
      <style:text-properties style:font-name="Times New Roman" fo:font-weight="bold" style:font-weight-asian="bold"/>
    </style:style>
    <style:style style:name="P9" style:family="paragraph" style:parent-style-name="Standard">
      <style:text-properties style:font-name="Times New Roman" fo:font-style="normal" style:font-style-asian="normal" style:font-style-complex="normal"/>
    </style:style>
    <style:style style:name="P10" style:family="paragraph" style:parent-style-name="Standard">
      <style:text-properties style:font-name="Times New Roman" officeooo:paragraph-rsid="000da98f"/>
    </style:style>
    <style:style style:name="P11" style:family="paragraph" style:parent-style-name="Standard">
      <style:text-properties style:font-name="Times New Roman" officeooo:rsid="0013d77c" officeooo:paragraph-rsid="0013d77c"/>
    </style:style>
    <style:style style:name="P12" style:family="paragraph" style:parent-style-name="Standard">
      <style:text-properties style:font-name="Times New Roman" officeooo:paragraph-rsid="00164bd5"/>
    </style:style>
    <style:style style:name="P13" style:family="paragraph" style:parent-style-name="Standard">
      <style:text-properties style:font-name="Times New Roman" officeooo:paragraph-rsid="00173eee"/>
    </style:style>
    <style:style style:name="P14" style:family="paragraph" style:parent-style-name="Standard">
      <style:text-properties style:font-name="Times New Roman" officeooo:paragraph-rsid="0029c108"/>
    </style:style>
    <style:style style:name="P15" style:family="paragraph" style:parent-style-name="Standard">
      <style:text-properties style:font-name="Times New Roman" officeooo:paragraph-rsid="002add14"/>
    </style:style>
    <style:style style:name="P16" style:family="paragraph" style:parent-style-name="Standard">
      <style:text-properties officeooo:paragraph-rsid="001dd7d8"/>
    </style:style>
    <style:style style:name="P17" style:family="paragraph" style:parent-style-name="Standard" style:master-page-name="Standard">
      <style:paragraph-properties fo:text-align="center" style:justify-single-word="false" style:page-number="auto"/>
      <style:text-properties style:font-name="Times New Roman" fo:font-size="26pt" fo:font-weight="bold" style:font-size-asian="26pt" style:font-weight-asian="bold" style:font-size-complex="26pt"/>
    </style:style>
    <style:style style:name="P18" style:family="paragraph" style:parent-style-name="Standard">
      <style:text-properties style:font-name="Times New Roman"/>
    </style:style>
    <style:style style:name="P19" style:family="paragraph" style:parent-style-name="Standard">
      <style:text-properties style:font-name="Times New Roman" officeooo:rsid="002add14" officeooo:paragraph-rsid="002add14"/>
    </style:style>
    <style:style style:name="P20" style:family="paragraph" style:parent-style-name="Standard">
      <style:text-properties style:font-name="Times New Roman" officeooo:rsid="002e605a" officeooo:paragraph-rsid="002e605a"/>
    </style:style>
    <style:style style:name="P21" style:family="paragraph" style:parent-style-name="Standard">
      <style:text-properties style:font-name="Times New Roman" officeooo:rsid="00311d30" officeooo:paragraph-rsid="00311d30"/>
    </style:style>
    <style:style style:name="P22" style:family="paragraph" style:parent-style-name="Standard">
      <style:text-properties style:font-name="Times New Roman" officeooo:paragraph-rsid="00311d30"/>
    </style:style>
    <style:style style:name="P23" style:family="paragraph" style:parent-style-name="Standard">
      <style:text-properties officeooo:rsid="00311d30" officeooo:paragraph-rsid="00311d30"/>
    </style:style>
    <style:style style:name="P24" style:family="paragraph" style:parent-style-name="Standard">
      <style:text-properties officeooo:rsid="0032d89e" officeooo:paragraph-rsid="0032d89e"/>
    </style:style>
    <style:style style:name="P25" style:family="paragraph" style:parent-style-name="Standard">
      <style:text-properties officeooo:rsid="003374fd" officeooo:paragraph-rsid="003374fd"/>
    </style:style>
    <style:style style:name="P26" style:family="paragraph" style:parent-style-name="Standard">
      <style:text-properties officeooo:paragraph-rsid="003374fd"/>
    </style:style>
    <style:style style:name="P27" style:family="paragraph" style:parent-style-name="Standard">
      <style:paragraph-properties fo:margin-left="0cm" fo:margin-right="0cm" fo:text-indent="0.476cm" style:auto-text-indent="false"/>
      <style:text-properties officeooo:paragraph-rsid="0032d89e"/>
    </style:style>
    <style:style style:name="P28" style:family="paragraph" style:parent-style-name="List_20_Paragraph" style:list-style-name="WWNum1">
      <style:text-properties style:font-name="Times New Roman"/>
    </style:style>
    <style:style style:name="T1" style:family="text">
      <style:text-properties style:font-name="Times New Roman"/>
    </style:style>
    <style:style style:name="T2" style:family="text">
      <style:text-properties style:font-name="Times New Roman" fo:font-style="italic" style:font-style-asian="italic"/>
    </style:style>
    <style:style style:name="T3" style:family="text">
      <style:text-properties style:font-name="Times New Roman" fo:font-style="italic" style:font-style-asian="italic" style:font-style-complex="italic"/>
    </style:style>
    <style:style style:name="T4" style:family="text">
      <style:text-properties style:font-name="Times New Roman" fo:font-style="italic" officeooo:rsid="00243cea" style:font-style-asian="italic" style:font-style-complex="italic"/>
    </style:style>
    <style:style style:name="T5" style:family="text">
      <style:text-properties style:font-name="Times New Roman" fo:font-style="italic" officeooo:rsid="0032d89e" style:font-style-asian="italic" style:font-style-complex="italic"/>
    </style:style>
    <style:style style:name="T6" style:family="text">
      <style:text-properties style:font-name="Times New Roman" fo:font-style="italic" officeooo:rsid="002a14a7" style:font-style-asian="italic"/>
    </style:style>
    <style:style style:name="T7" style:family="text">
      <style:text-properties style:font-name="Times New Roman" style:font-style-complex="italic"/>
    </style:style>
    <style:style style:name="T8" style:family="text">
      <style:text-properties style:font-name="Times New Roman" fo:font-style="normal" style:font-style-asian="normal" style:font-style-complex="normal"/>
    </style:style>
    <style:style style:name="T9" style:family="text">
      <style:text-properties style:font-name="Times New Roman" officeooo:rsid="000ce3de"/>
    </style:style>
    <style:style style:name="T10" style:family="text">
      <style:text-properties style:font-name="Times New Roman" officeooo:rsid="000f8e5f"/>
    </style:style>
    <style:style style:name="T11" style:family="text">
      <style:text-properties style:font-name="Times New Roman" officeooo:rsid="0012edb5"/>
    </style:style>
    <style:style style:name="T12" style:family="text">
      <style:text-properties style:font-name="Times New Roman" officeooo:rsid="0013d77c"/>
    </style:style>
    <style:style style:name="T13" style:family="text">
      <style:text-properties style:font-name="Times New Roman" officeooo:rsid="00173eee"/>
    </style:style>
    <style:style style:name="T14" style:family="text">
      <style:text-properties style:font-name="Times New Roman" officeooo:rsid="00186d6f"/>
    </style:style>
    <style:style style:name="T15" style:family="text">
      <style:text-properties style:font-name="Times New Roman" officeooo:rsid="001bce62"/>
    </style:style>
    <style:style style:name="T16" style:family="text">
      <style:text-properties style:font-name="Times New Roman" officeooo:rsid="001bf0cf"/>
    </style:style>
    <style:style style:name="T17" style:family="text">
      <style:text-properties style:font-name="Times New Roman" officeooo:rsid="001d190c"/>
    </style:style>
    <style:style style:name="T18" style:family="text">
      <style:text-properties style:font-name="Times New Roman" officeooo:rsid="001dd7d8"/>
    </style:style>
    <style:style style:name="T19" style:family="text">
      <style:text-properties style:font-name="Times New Roman" officeooo:rsid="0020c290"/>
    </style:style>
    <style:style style:name="T20" style:family="text">
      <style:text-properties style:font-name="Times New Roman" officeooo:rsid="00243cea"/>
    </style:style>
    <style:style style:name="T21" style:family="text">
      <style:text-properties style:font-name="Times New Roman" officeooo:rsid="0025fc92"/>
    </style:style>
    <style:style style:name="T22" style:family="text">
      <style:text-properties style:font-name="Times New Roman" officeooo:rsid="0032d89e"/>
    </style:style>
    <style:style style:name="T23" style:family="text">
      <style:text-properties style:font-name="Times New Roman" officeooo:rsid="003374fd"/>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weight="bold" style:font-weight-asian="bold" style:font-weight-complex="bold"/>
    </style:style>
    <style:style style:name="T27" style:family="text">
      <style:text-properties fo:font-weight="bold" officeooo:rsid="000a6941" style:font-weight-asian="bold" style:font-weight-complex="bold"/>
    </style:style>
    <style:style style:name="T28" style:family="text">
      <style:text-properties officeooo:rsid="0009e659"/>
    </style:style>
    <style:style style:name="T29" style:family="text">
      <style:text-properties officeooo:rsid="000a6941"/>
    </style:style>
    <style:style style:name="T30" style:family="text">
      <style:text-properties officeooo:rsid="000b02be"/>
    </style:style>
    <style:style style:name="T31" style:family="text">
      <style:text-properties officeooo:rsid="000d5a07"/>
    </style:style>
    <style:style style:name="T32" style:family="text">
      <style:text-properties officeooo:rsid="00122ac7"/>
    </style:style>
    <style:style style:name="T33" style:family="text">
      <style:text-properties officeooo:rsid="00142289"/>
    </style:style>
    <style:style style:name="T34" style:family="text">
      <style:text-properties officeooo:rsid="0015d673"/>
    </style:style>
    <style:style style:name="T35" style:family="text">
      <style:text-properties officeooo:rsid="00163a04"/>
    </style:style>
    <style:style style:name="T36" style:family="text">
      <style:text-properties officeooo:rsid="00164bd5"/>
    </style:style>
    <style:style style:name="T37" style:family="text">
      <style:text-properties officeooo:rsid="00173eee"/>
    </style:style>
    <style:style style:name="T38" style:family="text">
      <style:text-properties officeooo:rsid="00186d6f"/>
    </style:style>
    <style:style style:name="T39" style:family="text">
      <style:text-properties fo:color="#ff0000" style:font-name="Comic Sans MS"/>
    </style:style>
    <style:style style:name="T40" style:family="text">
      <style:text-properties fo:color="#0000ff" style:font-name="Comic Sans MS"/>
    </style:style>
    <style:style style:name="T41" style:family="text">
      <style:text-properties fo:color="#0000ff" style:font-name="Comic Sans MS" officeooo:rsid="000a6941"/>
    </style:style>
    <style:style style:name="T42" style:family="text">
      <style:text-properties fo:color="#ffff00" style:font-name="Comic Sans MS"/>
    </style:style>
    <style:style style:name="T43" style:family="text">
      <style:text-properties fo:color="#00ff00" style:font-name="Comic Sans MS"/>
    </style:style>
    <style:style style:name="T44" style:family="text">
      <style:text-properties officeooo:rsid="001bce62"/>
    </style:style>
    <style:style style:name="T45" style:family="text">
      <style:text-properties officeooo:rsid="001bf0cf"/>
    </style:style>
    <style:style style:name="T46" style:family="text">
      <style:text-properties officeooo:rsid="001f29e8"/>
    </style:style>
    <style:style style:name="T47" style:family="text">
      <style:text-properties officeooo:rsid="0027dfbb"/>
    </style:style>
    <style:style style:name="T48" style:family="text">
      <style:text-properties officeooo:rsid="002fdc0a"/>
    </style:style>
    <style:style style:name="T49" style:family="text">
      <style:text-properties officeooo:rsid="003068f6"/>
    </style:style>
    <style:style style:name="T50" style:family="text">
      <style:text-properties fo:font-style="normal" style:font-style-asian="normal" style:font-style-complex="normal"/>
    </style:style>
    <style:style style:name="T51" style:family="text">
      <style:text-properties officeooo:rsid="0031f4e0"/>
    </style:style>
    <style:style style:name="T52" style:family="text">
      <style:text-properties officeooo:rsid="0032d89e"/>
    </style:style>
    <style:style style:name="T53" style:family="text">
      <style:text-properties officeooo:rsid="003374fd"/>
    </style:style>
    <style:style style:name="T54" style:family="text">
      <style:text-properties officeooo:rsid="003409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40">P</text:span><text:span text:style-name="T39">i</text:span><text:span text:style-name="T42">f</text:span><text:span text:style-name="T43">C</text:span><text:span text:style-name="T39">o</text:span><text:span text:style-name="T41">S</text:span><text:span text:style-name="T42">m</text:span> 0.1</text:p>
      <text:p text:style-name="P7">Manual</text:p>
      <text:p text:style-name="P7">Martin Ryberg (kryberg@utk.edu)</text:p>
      <text:p text:style-name="Standard"/>
      <text:p text:style-name="P8">About PifCo<text:span text:style-name="T29">S</text:span>m</text:p>
      <text:p text:style-name="P6">PifCo<text:span text:style-name="T37">S</text:span>m (<text:span text:style-name="T26">Pi</text:span>peline <text:span text:style-name="T26">f</text:span>or <text:span text:style-name="T26">C</text:span>onstruction <text:span text:style-name="T26">o</text:span>f <text:span text:style-name="T27">S</text:span>uper<text:span text:style-name="T26">m</text:span>atrices) is a Perl software pipeline that assembles alignments and phylogenetic trees from sequence<text:span text:style-name="T37">s in GenBank format</text:span>. It aims to automate the process from inputting INSD data to a final phylogeny applying alignment, tree building, and tree manipulation programs. The process is divided into modules that can be executed in series or separately (Fig 1). PifCosm has been tested on Mac OS X and Linux machines.</text:p>
      <text:p text:style-name="P2">PifCo<text:span text:style-name="T37">S</text:span>m uses a SQLite database to organize the data. There is a module to parse data from a file with data <text:span text:style-name="T44">in full GenBank </text:span>into the database (gb_parser). It is also possible to post process this data, for example changing synonymous species names (change_entries). Another module identifies what genes the sequences belong to using hidden Markov Models (HMMs) and sort the sequences to different tables (gene_parser). This module can also parse out specific regions of a sequence (e.g. the ITS region of nuclear ribosomal DNA, or introns) as long as the HMMs can identify the start and end of the region or neighboring regions. A key model in the pipeline identifies ‘individuals’ (define_individuals). These individuals are then used to link sequences of different genes<text:span text:style-name="T44">, i.e. clusters from different genes are linked into 'taxa' (i.e. a unit potentially represented by many genes) if they contain sequences from the same individual</text:span>. The user can define which <text:span text:style-name="T44">GenBank</text:span> data fields to use to delimit ‘individuals’, and it is also possible to use several different fields. This way ‘individuals’ can be defined using, for example, the voucher, strain, and isolate fields or by using the species annotation field.</text:p>
      <text:p text:style-name="P2">To reduce redundancies <text:span text:style-name="T44">there are different ways to </text:span>cluster the sequences:</text:p>
      <text:list xml:id="list2127477299872528393" text:style-name="WWNum1">
        <text:list-item>
          <text:p text:style-name="P28">Sequences of the same ‘individual’ (cluster_individuals).</text:p>
        </text:list-item>
        <text:list-item>
          <text:p text:style-name="P28">Monophyletic groups in a phylogenetic tree of each distinct taxon above species level that are annotated to be the same species, and/or that are separated by a branch length less than a given cut off value (tree_clustering).</text:p>
        </text:list-item>
        <text:list-item>
          <text:p text:style-name="P28">Sequence with a pairwise sequence distance less than a given cut off value (similarity_cluster).</text:p>
        </text:list-item>
      </text:list>
      <text:p text:style-name="Standard"/>
      <text:p text:style-name="P2">The clustering modules work on each gene separately. <text:span text:style-name="T44">Some kind of c</text:span>lusters <text:span text:style-name="T44">is necessary to link</text:span> <text:span text:style-name="T44">sequences</text:span> <text:span text:style-name="T44">from </text:span>separate genes to form ‘taxa’ <text:span text:style-name="T44">using 'individuals' </text:span>(link_genes). <text:span text:style-name="T47">However, it is also possible to link sequences using sequence annotations directly (multimotu). </text:span>Each <text:span text:style-name="T44">'</text:span>taxon<text:span text:style-name="T44">'</text:span> formed by linking the clusters gets a unique identifier: Taxon_ followed by a number. There is a module that give each ‘taxon’ a name based on the species annotations of the sequences it contains to help in interpretation of tree outputs (latin_names).</text:p>
      <text:p text:style-name="P1"><text:span text:style-name="T1">PifCo</text:span><text:span text:style-name="T13">S</text:span><text:span text:style-name="T1">m use several techniques to align regions that are difficult to align and/or compile large alignments. One way is to find </text:span><text:span text:style-name="T15">'</text:span><text:span text:style-name="T1">alignable</text:span><text:span text:style-name="T15">'</text:span><text:span text:style-name="T1"> groups using a dispersion statistic for the sequence data (Smith et al 2009). The similarity_cluster model calculates approximate median absolute deviations and uses this to define separate alignment groups for each gene. Another module (alignment_groups) defines alignment groups </text:span><text:soft-page-break/><text:span text:style-name="T1">either by the least inclusive above species level taxonomic group (i.e. mostly separating genera into alignment groups) or the most inclusive taxonomic group (i.e. minimum splitting, aligning all sequences for a gene together). The separate alignment groups are first aligned individually and then fused together using group-to-group alignment (align_sequences). The alignment can then be refined iteratively (refine_alignments) by using a phylogenetic tree to define alignment groups and to use as a guide tree for the separate alignments. The separate alignments are then fused and a new tree is created to use in the next iteration. The alignment (and tree) producing the highest likelihood score for the phylogenetic tree is stored.</text:span></text:p>
      <text:p text:style-name="P2">Three modules produce phylogenetic trees: the align_sequences module produce gene trees, the refine_alignments module produce trees for linked gene regions, and the <text:span text:style-name="T46">con</text:span>catenated_tree produce a tree, and possibly bootstrap trees, for the <text:span text:style-name="T46">con</text:span>catenated genes. All modules primarily use maximum likelihood methods.</text:p>
      <text:p text:style-name="P2">PifCo<text:span text:style-name="T37">S</text:span>m can produce several types of output. It can output distinct GenBank field annotations. This may be useful to inspect e.g. species annotations for synonymous or misspelled taxon names. It is also possible to output alignments in fasta, phylip, or nexus format (get_alignments). This module can also give the gene-partitions. <text:span text:style-name="T44">In addition i</text:span>t is possible to output generated trees with either accession numbers/’taxon’ annotation (get_trees) or with species annotations either as given in <text:span text:style-name="T44">the GenBank file</text:span> or by the module latin_names <text:span text:style-name="T44">(</text:span>switch_tip_names). </text:p>
      <text:p text:style-name="Standard"/>
      <text:p text:style-name="P8">Dependencies</text:p>
      <text:p text:style-name="P13">PifCo<text:span text:style-name="T37">S</text:span>m is dependent on the Perl modules DBI and DBD::SQLite. You need to have these installed. It also use the Phylommand software package <text:span text:style-name="T44">(see below)</text:span>. The module sorting out different genes (gene_parser) use hmmscan from the HMMER v3.0 software package (other software from this package is needed to create the models for each gene; Eddy 2011). To run modules that aligns sequences PifCo<text:span text:style-name="T37">S</text:span>m use mafft (Katoh 2008 and 2010) as primary aligner and muscle (Edgar 2004) to fuse alignments. Gblocks 0.91 (Castresana 2000) is used to prune poorly aligned regions of the data matrix. It is possible to circumvent the use of muscle but it is highly recommended to have it installed. PifCo<text:span text:style-name="T37">S</text:span>m use RAxML v7.3.4, <text:s/><text:span text:style-name="T33">ExaML</text:span> <text:span text:style-name="T37">v3.0.17 </text:span>(Stamatakis 2006; <text:span text:style-name="T33">Kozlov</text:span> et al 201<text:span text:style-name="T33">5</text:span>), and/or FastTree v2 (Price et al 2010) to create trees and RogueNaRok <text:span text:style-name="T37">v1.0 </text:span>to identify rogue taxa (Aberer et al 2012). <text:span text:style-name="T37">Other version numbers will very likely work as well as long as input options and output have been retained. </text:span>It is highly recommended that these softwares are appropriately cited if a module depending on them is used for any publication.</text:p>
      <text:p text:style-name="Standard"/>
      <text:p text:style-name="P8">Phylommand</text:p>
      <text:p text:style-name="P10"><text:span text:style-name="T33">T</text:span>he tree manipulation in PifCo<text:span text:style-name="T38">S</text:span>m <text:span text:style-name="T33">is done by a special version of phylommand</text:span>. <text:span text:style-name="T33">Phylomand can be downloaded from https://github.com/mr-y/phylommand and should be compiled with the DATABASE=YES argument given to make.</text:span></text:p>
      <text:p text:style-name="Standard"/>
      <text:p text:style-name="P8">Installing PifCo<text:span text:style-name="T38">S</text:span>m</text:p>
      <text:p text:style-name="P6">PifCo<text:span text:style-name="T38">S</text:span>m is a Perl script and you need Perl 5 to run it. Perl is free and if you do not have it installed already you can download it from www.perl.org. You also need to install the DBI and DBI::SQLite modules, if they are not already installed on your system. <text:soft-page-break/>Instructions on how to install Perl modules can be found on www.cpan.org/modules/INSTALL.html. Make sure that the DBI::SQLite module runs version 3 of SQLite. You may need admin/super user rights to make these installations. You do not need to install SQLite separately if you do not want to interact with the database other than through PifCo<text:span text:style-name="T38">S</text:span>m. If you run Mac OS X, Perl and DBI are usually included in the developer tools/Xcode package. Xcode also contain the compiler needed to install many of the other programs PifCo<text:span text:style-name="T38">S</text:span>m is dependent of. PifCo<text:span text:style-name="T38">S</text:span>m also use the command echo that is available for all major Linux, Mac OS X, and Windows distributions (on Linux and Mac OS X you can test echo typing</text:p>
      <text:p text:style-name="Standard"/>
      <text:p text:style-name="P6"><text:tab/>echo ‘this’</text:p>
      <text:p text:style-name="Standard"/>
      <text:p text:style-name="P6">in a shell [for example terminal or bash], and see if it prints this to screen).</text:p>
      <text:p text:style-name="P2">To install phylommand go to the <text:span text:style-name="T45">src folder in the </text:span>phylommand folder <text:span text:style-name="T45">using the cd</text:span> shell <text:span text:style-name="T45">command </text:span>and type:</text:p>
      <text:p text:style-name="Standard"/>
      <text:p text:style-name="P6"><text:tab/>make <text:span text:style-name="T30">DATABASE=YES</text:span></text:p>
      <text:p text:style-name="Standard"/>
      <text:p text:style-name="P6">If you want to run the similarity_cluster module using multiple threads you should type</text:p>
      <text:p text:style-name="Standard"/>
      <text:p text:style-name="P6"><text:tab/>make <text:span text:style-name="T34">DATABASE=YES PTHREADS=YES</text:span></text:p>
      <text:p text:style-name="Standard"/>
      <text:p text:style-name="P6"><text:span text:style-name="T34">For additional options see the phylommand documentation. </text:span>For hmmscan, mafft, muscle, RAxML, <text:span text:style-name="T34">ExaML</text:span>, and FastTree follow the instructions for each program to install them. <text:span text:style-name="T34">Using ExaML also require that open mpi</text:span> <text:span text:style-name="T34">is installed and that mpirun.openmpi can be executed without giving specific path (i.e. is in a folder that is given in PATH). </text:span>If you want to use multiple threads for mafft, <text:span text:style-name="T35">and </text:span>RAxML you need to compile these programs in their multiple threads (pthread) versions. If you want to run FastTree using multiple threads you just need to compile it to use multiple threads and PifCo<text:span text:style-name="T38">S</text:span>m will execute this version. You do not need to install all these programs, just the on<text:span text:style-name="T45">c</text:span>e you intend to use. A minimal installation would include hmmscan (a must for the gene_parser module), mafft (a must for the tree_clustering, align_sequences, and refine_alignments modules), and one of the tree inference programs. The tree_clustering module is specifically dependent on RAxML (non pthread version) and the refine_alignments module is <text:span text:style-name="T45">also </text:span>specifically dependent on RAxML. To run <text:span text:style-name="T35">ExaML</text:span> PifCo<text:span text:style-name="T38">S</text:span>m is dependent on <text:span text:style-name="T35">RAxML</text:span> to construct a starting tree <text:span text:style-name="T35">so both software needs to be installed</text:span>. <text:span text:style-name="T45">For further dependencies see below under the separate modules. </text:span>Instructions for installing the separate programs are available at:</text:p>
      <text:p text:style-name="Standard"/>
      <text:p text:style-name="P12">HMMER - <text:span text:style-name="T36">http://hmmer.org/</text:span></text:p>
      <text:p text:style-name="P6">Mafft - http://mafft.cbrc.jp/alignment/software/</text:p>
      <text:p text:style-name="P6">Muscle - http://www.drive5.com/muscle/</text:p>
      <text:p text:style-name="P6">RAxML, <text:span text:style-name="T35">ExaML</text:span> - http://sco.h-its.org/exelixis/software.html</text:p>
      <text:p text:style-name="P6">FastTree - http://www.microbesonline.org/fasttree/</text:p>
      <text:p text:style-name="P6">RogueNaRok - https://github.com/aberer/RogueNaRok</text:p>
      <text:p text:style-name="Standard">Gblocks - http://molevol.cmima.csic.es/castresana/Gblocks.html</text:p>
      <text:p text:style-name="Standard"><text:soft-page-break/></text:p>
      <text:p text:style-name="P6">Once all the programs you wish to use have been installed (including the phylommand programs) you must make sure that they have the right names<text:span text:style-name="T48"> (for exception see below)</text:span>.</text:p>
      <text:p text:style-name="Standard"/>
      <text:p text:style-name="P6"><text:tab/>cdhit-est</text:p>
      <text:p text:style-name="P6"><text:tab/>Gblocks</text:p>
      <text:p text:style-name="P6"><text:tab/>hmmscan</text:p>
      <text:p text:style-name="P6"><text:tab/>mafft</text:p>
      <text:p text:style-name="P6"><text:tab/>muscle</text:p>
      <text:p text:style-name="P6"><text:tab/>raxmlHPC (for serial/ordinary version)</text:p>
      <text:p text:style-name="P6"><text:tab/>raxmlHPC-PTHREADS (for multi thread version)</text:p>
      <text:p text:style-name="P6"><text:tab/><text:span text:style-name="T36">examl</text:span></text:p>
      <text:p text:style-name="P6"><text:tab/>FastTree</text:p>
      <text:p text:style-name="P6"><text:tab/>RogueNaRok</text:p>
      <text:p text:style-name="P20"><text:tab/>contree</text:p>
      <text:p text:style-name="P6"><text:tab/>pairalign</text:p>
      <text:p text:style-name="P6"><text:tab/>treebender</text:p>
      <text:p text:style-name="Standard"/>
      <text:p text:style-name="P6">You must also make sure that they can be executed using the same path. That means you either have to put them in the same folder or have them all in folders that your shell automatically search for programs. To see what folders your shell search in type</text:p>
      <text:p text:style-name="Standard"/>
      <text:p text:style-name="P6"><text:tab/>echo $PATH</text:p>
      <text:p text:style-name="Standard"/>
      <text:p text:style-name="P6">in a shell. The programs can be moved by the command mv, e.g.</text:p>
      <text:p text:style-name="Standard"/>
      <text:p text:style-name="P6"><text:tab/>mv some_file /path/to/some/folder</text:p>
      <text:p text:style-name="Standard"/>
      <text:p text:style-name="P6">or you can copy the programs instead using cp, e.g.</text:p>
      <text:p text:style-name="Standard"/>
      <text:p text:style-name="P6"><text:tab/>cp some_file /path/to/some/folder</text:p>
      <text:p text:style-name="Standard"/>
      <text:p text:style-name="P19">Alternatively you can add folders to your path for a specific session using export, e.g.</text:p>
      <text:p text:style-name="P15"/>
      <text:p text:style-name="P19">export PATH=/full/path/to/folder/:$PATH</text:p>
      <text:p text:style-name="P19"/>
      <text:p text:style-name="P20">If you use a folder that is not in $PATH, you need to tell PifCoSm which folder the programs are in with --path/-P. It is also possible to change the program name and or add a path by edditing the External_program.pm file. The last option will change the actual PifCoSm code and there is no revert other than to reinstall this file from the original.<text:span text:style-name="T49"> Also remember that additional arguments will be passed to the programs when they are executed, so any changes you make have to be compatible with these.</text:span></text:p>
      <text:p text:style-name="P15"/>
      <text:p text:style-name="P15">When <text:span text:style-name="T48">you made sure </text:span>PifCo<text:span text:style-name="T38">S</text:span>m<text:span text:style-name="T48"> can find all the external programs you are ready to run</text:span>.</text:p>
      <text:p text:style-name="Standard"/>
      <text:p text:style-name="P8">Running PifCo<text:span text:style-name="T38">S</text:span>m</text:p>
      <text:p text:style-name="P6"><text:soft-page-break/>It is possible to pass arguments to PifCo<text:span text:style-name="T38">S</text:span>m either as switches given on the command line or in a batch file. If arguments are given both on the command line arguments and in a batch file the command line arguments will overwrite the batch file arguments. This mean that if you want to run two runs with similar settings you can use the same batch file and just give the arguments that differ for the second run on the command line. If in the same folder as PifCo<text:span text:style-name="T38">S</text:span>m and passing arguments using a batch file PifCo<text:span text:style-name="T38">S</text:span>m can be evoked by typing</text:p>
      <text:p text:style-name="Standard"/>
      <text:p text:style-name="P6"><text:tab/>perl PifCo<text:span text:style-name="T38">S</text:span>m.pl batch_file.txt</text:p>
      <text:p text:style-name="Standard"/>
      <text:p text:style-name="P6">in the shell window. If using command line PifCo<text:span text:style-name="T38">S</text:span>m can be evoked by</text:p>
      <text:p text:style-name="Standard"/>
      <text:p text:style-name="P6"><text:tab/>perl PifCo<text:span text:style-name="T38">S</text:span>m [arguments]</text:p>
      <text:p text:style-name="Standard"/>
      <text:p text:style-name="P6">for example</text:p>
      <text:p text:style-name="Standard"/>
      <text:p text:style-name="P6"><text:tab/>perl <text:span text:style-name="T36">PifCoSm </text:span>–d my_database –g my_genebank_data_file –o<text:span text:style-name="T45"> \</text:span> <text:span text:style-name="T45"><text:tab/></text:span>gb_parser,gene_parser</text:p>
      <text:p text:style-name="Standard"/>
      <text:p text:style-name="P6">Short hand forms of the argument begins with one - and full length forms with --. The batch file arguments are the same as the full length for of the command line arguments except for the --. The command line arguments are case sensitive but the batch file equivalents are not.</text:p>
      <text:p text:style-name="Standard"/>
      <text:p text:style-name="P8">The batch file</text:p>
      <text:p text:style-name="P6">The batch file should be a plain text file (that is no document formatting such as Word documents) with each argument on a single line. Specifications to the arguments should be on the same row as the argument separated by white space. For example</text:p>
      <text:p text:style-name="Standard"/>
      <text:p text:style-name="P6"><text:tab/>database my_database</text:p>
      <text:p text:style-name="P6"><text:tab/>gb_file my_genbank_data_file</text:p>
      <text:p text:style-name="P6"><text:tab/>modules gb_parser,gene_parser</text:p>
      <text:p text:style-name="Standard"/>
      <text:p text:style-name="P6">The batch file can be created in a text editor such as <text:span text:style-name="T45">emacs, </text:span>vi<text:span text:style-name="T45">,</text:span> textwrangler<text:span text:style-name="T45">, or notepad</text:span>.</text:p>
      <text:p text:style-name="P6"><text:s/></text:p>
      <text:p text:style-name="P8">The separate modules</text:p>
      <text:p text:style-name="P6">Here follows a short description of what each module do. For further information on the different arguments that can be passed to each module see commands below. Note that several modules may use the same argument. If you want to use separate values for the argument for different modules you need to execute two consecutive runs.</text:p>
      <text:p text:style-name="Standard"/>
      <text:p text:style-name="Standard"><text:span text:style-name="T2">gb_parser</text:span><text:span text:style-name="T1"> – will pars a text file in full GenBank format and store the information in a table called gb_data in the database. The fields parsed are accession number, species name, sub species name, variety name, voucher annotation, isolate annotation, strain annotation, taxon string, country annotation, collector, who identified the specimen, environmental sample annotation, host annotation, long and latitude, reference, and </text:span><text:soft-page-break/><text:span text:style-name="T1">sequence. It will also calculate and store the proportion of characters in each sequence that </text:span><text:span text:style-name="T16">are</text:span><text:span text:style-name="T1"> Ns. The arguments used by gb_parser are:</text:span></text:p>
      <text:p text:style-name="P6"><text:tab/>-d/--database</text:p>
      <text:p text:style-name="P6"><text:tab/>-g/--gb_file</text:p>
      <text:p text:style-name="P6"><text:tab/>-m/--max_seq_length</text:p>
      <text:p text:style-name="Standard"/>
      <text:p text:style-name="P26"><text:span text:style-name="T2">change_entries</text:span><text:span text:style-name="T1"> – will change the annotation gb_data table. </text:span><text:span text:style-name="T22"><text:s/>The changes should be provided in one or several text files and there are three different options to make changes.</text:span><text:span text:style-name="T23"> In all options columns should be separated by tabs.</text:span></text:p>
      <text:p text:style-name="P26"><text:span text:style-name="T23"/></text:p>
      <text:p text:style-name="P26"><text:span text:style-name="T22">1. (c</text:span><text:span text:style-name="T5">hange</text:span><text:span text:style-name="T22">) Change entries matching given value in which t</text:span><text:span text:style-name="T1">he first row should have the names of the columns in the gb_data table for which the changes should be made separated by one or more tabs. The rest of the file should have pairs of tab separated columns. The first column in each pair should have the annotation to change and the second the new value.</text:span><text:span text:style-name="T23"> Rows only matter for individual pairs</text:span><text:span text:style-name="T1"> </text:span><text:span text:style-name="T23">and not between pairs. </text:span><text:span text:style-name="T1">For example</text:span></text:p>
      <text:p text:style-name="Standard"/>
      <text:p text:style-name="P6">species<text:tab/><text:tab/>country</text:p>
      <text:p text:style-name="P6">Inocybe cincinnata<text:tab/>Inocybe phaeocomis<text:tab/>USA: Tennessee<text:tab/>USA</text:p>
      <text:p text:style-name="P6">Inocybe fastigiata<text:tab/>Inocybe rimosa</text:p>
      <text:p text:style-name="Standard"/>
      <text:p text:style-name="P26"><text:span text:style-name="T53">In this case </text:span><text:span text:style-name="T23">Inocybe cincinnata will be changed to Inocybe phaeocomis independen of the change of USA: Tennessee to USA.</text:span></text:p>
      <text:p text:style-name="P26"><text:span text:style-name="T23"/></text:p>
      <text:p text:style-name="P24">2. (update) Will update values for a given entries. The first row should have the column names. The first column should be the column identifying which rows to make changes on, <text:span text:style-name="T53">if making changes for individual sequences accno is the unique identifying key. The following columns should give the new values for respective column (named on the first row). For examples</text:span></text:p>
      <text:p text:style-name="P24"/>
      <text:p text:style-name="P25">accno<text:tab/>voucher<text:tab/>country</text:p>
      <text:p text:style-name="P26"><text:span text:style-name="T53">NR_119996<text:tab/>JV10521F<text:tab/></text:span><text:bookmark text:name="feature_NR-119996.1_source_0"/>Guyana</text:p>
      <text:p text:style-name="Standard"/>
      <text:p text:style-name="P25">3. (remove) Will remove entries/rows. The first row should contain the column names and the following the annotations that should be match for the entry to be deleted. For example:</text:p>
      <text:p text:style-name="P25"/>
      <text:p text:style-name="P25">accno</text:p>
      <text:p text:style-name="P25">AF367963</text:p>
      <text:p text:style-name="P25">AF367955</text:p>
      <text:p text:style-name="P25"/>
      <text:p text:style-name="P25">Entries that have annotations matching the values for each column will be deleted.</text:p>
      <text:p text:style-name="P25"/>
      <text:p text:style-name="P6">Th<text:span text:style-name="T53">ese</text:span> type<text:span text:style-name="T53">s</text:span> of file<text:span text:style-name="T52">s</text:span> can be created in a text editor or in spread sheet programs like Excel (if saved as tab delimited text file). If using a spread sheet program make sure that there <text:soft-page-break/>is no added quotations when saved to text format<text:span text:style-name="T54"> and that tabs are used to delimit columns</text:span>. The arguments used by change_entries are:</text:p>
      <text:p text:style-name="P6"><text:tab/>-d/--database</text:p>
      <text:p text:style-name="P6"><text:tab/>-H/--changes_files</text:p>
      <text:p text:style-name="P6"><text:tab/>-<text:span text:style-name="T52">ch</text:span>/--<text:span text:style-name="T51">change_option</text:span></text:p>
      <text:p text:style-name="Standard"/>
      <text:p text:style-name="Standard"><text:span text:style-name="T2">define_individuals</text:span><text:span text:style-name="T1"> – will define individuals based on one or several columns. You may give any number of columns for which entries with the same annotation will be defined as the same individual. The columns will be checked in the given order, and individuals defined by identical annotation in previous columns will be respected. It is also possible to provide a column that must have the same annotation for the same individual but that will not be directly used to define individuals. This way it is possible to require that all sequences of an “individual” are of the same species but all sequences of one species may not necessarily be lumped into the same individual. The arguments used by define_individuals are:</text:span></text:p>
      <text:p text:style-name="P6"><text:tab/>-d/--database</text:p>
      <text:p text:style-name="P6"><text:tab/>-v/--individual_columns</text:p>
      <text:p text:style-name="P6"><text:tab/>-V/--individual_condition</text:p>
      <text:p text:style-name="Standard"/>
      <text:p text:style-name="Standard"><text:span text:style-name="T2">gene_parser</text:span><text:span text:style-name="T1"> – will try to match each sequence to hmms of different genes and sort out the different genes to separate tables. Genes are here used in a very lose sense and refers to any DNA region. It needs a compressed and indexed HMM database flatfile. The names of each model must contain, in order, the gene name, the relative position of the model in the gene, and a numeric identifier, all separated by underscore (_); for example, nLSU_middle_55. It is possible to have many models for the same gene to cover different regions of the gene or to cover taxonomic variation. All sequences matching models with the same gene name will be sorted to the same table that is given the name of the gene in lower case letters. Each gene name must therefore be unique, regardless of upper or lower case. If there are regions of a gene that have no or very few sequences that cover both regions it may be advisable to name them as different genes. The possible position annotations are beginning/start, middle/between, end/stop, whole/full. If beginning/start or whole/full models are matched, nucleotide bases preceding the match will be pruned. Similarly, if end/stop or whole/full models are matched nucleotide bases after the match will be pruned. If a sequence does not get a sufficiently good match to any model it will be reversed and complemented and a new search for a match will be performed. If a match is found for the reversed and complemented direction the sequence will be sorted based on that match and saved in that direction. It is also possible to parse out genes situated between other genes (inter_genes), for example to separate out the ITS region of nuclear ribosomal DNA or introns in protein coding genes. The arguments used by gene_parser are:</text:span></text:p>
      <text:p text:style-name="P6"><text:tab/>-d/--database</text:p>
      <text:p text:style-name="P6"><text:tab/>-M/--hmm_database</text:p>
      <text:p text:style-name="P6"><text:tab/>-Z/--print_non_match</text:p>
      <text:p text:style-name="P6"><text:tab/>-l/--min_seq_length_gene</text:p>
      <text:p text:style-name="P6"><text:tab/>-e/--e_value_cut_off</text:p>
      <text:p text:style-name="P6"><text:tab/>-n/--n_cut_off</text:p>
      <text:p text:style-name="P6"><text:soft-page-break/><text:tab/>-i/--inter_genes</text:p>
      <text:p text:style-name="P6"><text:tab/>-P/--path</text:p>
      <text:p text:style-name="P6"/>
      <text:p text:style-name="P6">Dependencies: hmmscan</text:p>
      <text:p text:style-name="Standard"/>
      <text:p text:style-name="Standard"><text:span text:style-name="T2">cluster_individuals</text:span><text:span text:style-name="T1"> – will cluster the sequences of each gene that belong to the same individual as defined by define_individuals. It will mark the sequence with the highest value of sequence length (of the sequence in the gene table) times one minus the proportion of N in the sequence (entire sequence as seen in the gb_data table) as the ‘lead’ sequence. If any other clustering has been executed before this model cluster_individuals will only cluster sequences marked as lead sequence. The arguments used by cluster_individual are:</text:span></text:p>
      <text:p text:style-name="P6"><text:tab/>-d/--database</text:p>
      <text:p text:style-name="P6"><text:tab/>-l/--min_seq_length_gene</text:p>
      <text:p text:style-name="Standard"/>
      <text:p text:style-name="Standard"><text:span text:style-name="T2">tree_clustering -</text:span><text:span text:style-name="T1"> will cluster sequences of each gene based on trees built for each distinct taxon string. The taxon string is usually specific down to the genus level. Tree clustering can cluster in two different ways, and either or both ways can be evoked when executing the module. (1) Clusters can be built based on monophyletic groups that are annotated with identical species annotations or (2) monophyletic groups that are united by less than a given branch length distance (single link). If a distinct taxon string is associated with three or less sequences, no tree will be built and if two or more sequences have the same species annotation they will be clustered together if clustering based on species annotation. If clustering based on branch length, and only having three or less sequences, pairwise Jukes-Cantor sequence distances will be used for clustering. For each cluster one sequence will be chosen as lead sequence in the same way as for the cluster_individuals module. If previous clustering modules have been executed only sequences marked as ‘lead’ sequences will be further clustered. The arguments used by tree_clustering are:</text:span></text:p>
      <text:p text:style-name="P6"><text:tab/>-d/--database</text:p>
      <text:p text:style-name="P6"><text:tab/>-C/--tree_clust_type</text:p>
      <text:p text:style-name="P6"><text:tab/>-s/--sim_cut_off</text:p>
      <text:p text:style-name="P6"><text:tab/>-l/--min_seq_length_gene</text:p>
      <text:p text:style-name="P6"><text:tab/>-T/--threads</text:p>
      <text:p text:style-name="P6"><text:tab/>-P/--path</text:p>
      <text:p text:style-name="P6"/>
      <text:p text:style-name="P6">Dependencies: mafft, raxmlHPC (if clustering using branch lengths), <text:s/>treebender, pairalign (if clustering using branch lengths).</text:p>
      <text:p text:style-name="Standard"/>
      <text:p text:style-name="Standard"><text:span text:style-name="T25">CD_hit_cluster</text:span> – will cluster sequences based on similarity using CDhit-est. <text:span text:style-name="T1">For each cluster one sequence will be chosen as lead sequence in the same way as for the cluster_individuals module. If previous clustering modules have been executed only sequences marked as ‘lead’ sequences will be further clustered. The arguments used by CD_hit_cluster are:</text:span></text:p>
      <text:p text:style-name="P6"><text:tab/>-d/--database</text:p>
      <text:p text:style-name="P6"><text:tab/>-s/--sim_cut_off</text:p>
      <text:p text:style-name="P6"><text:soft-page-break/><text:tab/>-l/--min_seq_length_gene</text:p>
      <text:p text:style-name="P6"><text:tab/>-T/--threads</text:p>
      <text:p text:style-name="P6"><text:tab/>-P/--path</text:p>
      <text:p text:style-name="Standard"/>
      <text:p text:style-name="Standard"><text:span text:style-name="T2">similarity_cluster</text:span><text:span text:style-name="T1"> – will cluster sequences of each gene based on pairwise sequence hamming distances. For each cluster one sequence will be chosen as lead sequence in the same way as for the cluster_individuals module. If previous clustering modules have been executed only sequences marked as ‘lead’ sequences will be further clustered. Similarity_cluster will also calculate approximate median absolute deviations and use these to define groups that can be reasonably aligned. It will use the GenBank taxonomy, as seen through the taxon string annotation in the gb_data table, to define different groups and find the highest level in the taxonomy with a median absolute deviations &lt; 0.01 (Smith et al 2009). It will save the alignment groups in a table called alignment_groups in the database. If the lowest level in the taxonomy cannot be aligned this is marked in the table. The arguments used by similarity_cluster are:</text:span></text:p>
      <text:p text:style-name="P6"><text:tab/>-d/--database</text:p>
      <text:p text:style-name="P6"><text:tab/>-s/--sim_cut_off</text:p>
      <text:p text:style-name="P6"><text:tab/>-l/--min_seq_length_gene</text:p>
      <text:p text:style-name="P6"><text:tab/>-T/--threads</text:p>
      <text:p text:style-name="P6"><text:tab/>-P/--path</text:p>
      <text:p text:style-name="P6"/>
      <text:p text:style-name="P6">Dependencies: <text:span text:style-name="T31">pairalign</text:span>.</text:p>
      <text:p text:style-name="Standard"/>
      <text:p text:style-name="Standard"><text:span text:style-name="T2">alignment_groups</text:span><text:span text:style-name="T1"> – will define groups to align for each gene based on the taxon string annotation. It can either define groups based on the least inclusive taxons (usually genera) in the taxon string or the most inclusive taxon. The most inclusive taxon will in most cases contain all sequences of a gene and may be used to avoid the dependency on muscle in the align_sequences modules. However, if your sequences include both Eukaryote and Prokaryote organisms this may not be true. All the alignment groups will be considered to be alignable (see under align_sequences for the significance of this). If executed after similarity_cluster it will overwrite the alignment_groups provided by similarity_cluster. The arguments used by alignment_groups are:</text:span></text:p>
      <text:p text:style-name="P6"><text:tab/>-d/--database</text:p>
      <text:p text:style-name="P6"><text:tab/>-G/--group_on_genera</text:p>
      <text:p text:style-name="Standard"/>
      <text:p text:style-name="Standard"><text:span text:style-name="T2">link_genes</text:span><text:span text:style-name="T1"> – will create the table alignments for the aligned sequences. It will also link the ‘lead’ sequences, as defined by one or several clustering modules, of separate genes into ‘taxa’ and save the accession numbers of the linked sequences in the table. Sequences will be linked based on if they come from clusters containing the same individual. If two or more clusters are linked to the same cluster of another gene the sequence with the highest gene sequence length times one minus proportion Ns will be included in the same ‘taxa’ as the sequence of the other gene. If there is a conflict in which cluster should link to a cluster in another gene this will be resolved so that a gen</text:span><text:span text:style-name="T17">e</text:span><text:span text:style-name="T1"> from one individual is not linked another individual for another gene if the first individual is also represented for that gene. It is also resolved so that if there is a sequence of that individual for the other gene the sequence of the first gene will be linked either to the </text:span><text:soft-page-break/><text:span text:style-name="T1">sequence of that individual or the lead sequence of the same cluster. This mean that there may be sequences in the alignment table that are not ‘lead’ sequences in a cluster if they belong to the same individual as a ‘lead’ sequence from at least one other cluster. The arguments used by link_genes are:</text:span></text:p>
      <text:p text:style-name="P6"><text:tab/>-d/--database</text:p>
      <text:p text:style-name="P9"><text:tab/>-L/--maximize_linking</text:p>
      <text:p text:style-name="P6"><text:tab/>-l/--min_seq_length_gene</text:p>
      <text:p text:style-name="Standard"/>
      <text:p text:style-name="Standard"><text:span text:style-name="T25">multimotu</text:span> – will link genes using graph theory based on Chesters and Vogler (2013). The arguments used by multimotu are:</text:p>
      <text:p text:style-name="Standard"><text:tab/><text:span text:style-name="T1">-d/--database</text:span></text:p>
      <text:p text:style-name="P6"><text:tab/>-cc/--comp_columns</text:p>
      <text:p text:style-name="P6"><text:tab/>-ck/--comp_kind</text:p>
      <text:p text:style-name="P6"><text:tab/>-cs/--comp_score</text:p>
      <text:p text:style-name="Standard"/>
      <text:p text:style-name="Standard"><text:span text:style-name="T2">latin_names</text:span><text:span text:style-name="T1"> – will try to find appropriate species names for the ‘taxa’ defined by linked_genes. It does this by taking the species name that is most common among the linked accnos for that ‘taxon’ and adds a number to make it unique from other ‘taxa’ </text:span><text:span text:style-name="T17">assigned</text:span><text:span text:style-name="T1"> the same species name. latin_names only take the argument:</text:span></text:p>
      <text:p text:style-name="P6"><text:tab/>-d/--database</text:p>
      <text:p text:style-name="Standard"/>
      <text:p text:style-name="P16"><text:span text:style-name="T2">align_sequences</text:span><text:span text:style-name="T1"> – will align the sequences that were linked by link_genes. It will start by aligning the sequences of each alignment group as defined either by similarity_cluster or alignment_groups using mafft. If an alignment group is annotated as not alignable align_sequences will try to use a tree from a ‘linked’ gene </text:span><text:span text:style-name="T18">(as defined by the linked_genes option) as guide tree when aligning in mafft. Here linked genes refer to linked in the genome rather than linked in an evolutionary lineage ('taxon') but it is up to the user to define which genes s/he wants to define as linked closely enough for alignment purposes. </text:span><text:span text:style-name="T1">If no </text:span><text:span text:style-name="T18">'</text:span><text:span text:style-name="T1">linked</text:span><text:span text:style-name="T18">'</text:span><text:span text:style-name="T1"> gene </text:span><text:span text:style-name="T18">are</text:span><text:span text:style-name="T1"> </text:span><text:span text:style-name="T18">given</text:span><text:span text:style-name="T1"> or if the alignment using guide tree fails (for example if there </text:span><text:span text:style-name="T17">are</text:span><text:span text:style-name="T1"> to few </text:span><text:span text:style-name="T18">'taxa'</text:span><text:span text:style-name="T1"> </text:span><text:span text:style-name="T18">shared </text:span><text:span text:style-name="T1">between the genes) the alignment group will be aligned without guide tree using mafft. When all alignment groups have been aligned they are joined together using group to group alignment in muscle. Groups will be joined pairwise to successively larger groups following the GenBank taxonomy. In the special case when alignment groups are defined by similarity_cluster and all alignment groups are alignable this alignment procedure is very similar to the method used by Smith et al (2009). Finally a tree can be generated for each gene with more than three sequences. This </text:span><text:span text:style-name="T18">can then</text:span><text:span text:style-name="T1"> be used to find outlier sequences (sequences on extreme branch lengths). The arguments used by align_sequences are:</text:span></text:p>
      <text:p text:style-name="P6"><text:tab/>-d/--database</text:p>
      <text:p text:style-name="P6"><text:tab/>-T/--threads</text:p>
      <text:p text:style-name="P6"><text:tab/>-E/--create_gene_trees</text:p>
      <text:p text:style-name="P6"><text:tab/>-p/--phylo_method</text:p>
      <text:p text:style-name="P14"><text:tab/>-B/--store_boot_trees</text:p>
      <text:p text:style-name="P6"><text:tab/>-Y/--remove_outliers</text:p>
      <text:p text:style-name="P6"><text:tab/>-k/--linked_genes</text:p>
      <text:p text:style-name="P6"><text:tab/>-P/--path</text:p>
      <text:p text:style-name="Standard"><text:soft-page-break/></text:p>
      <text:p text:style-name="P6">Dependencies: mafft, muscle (unless all sequences, for each gene, are in the same alignment group), one of the phylogenetic software.</text:p>
      <text:p text:style-name="Standard"/>
      <text:p text:style-name="Standard"><text:span text:style-name="T2">refine_alignments</text:span><text:span text:style-name="T1"> – will refine the alignments created by align_sequences using an algorithm based on Liu et al (2009 and 2012). Refine_alignments only work on linked gene groups with more than fo</text:span><text:span text:style-name="T17">u</text:span><text:span text:style-name="T1">r taxa. It will create a starting tree either using a tree produced by the module catenated_tree, a gene tree, or create a new tree. If the tree contain taxa that are not in the gene to be aligned</text:span><text:span text:style-name="T17">,</text:span><text:span text:style-name="T1"> these taxa will be pruned from the tree</text:span><text:span text:style-name="T17">.</text:span><text:span text:style-name="T1"> </text:span><text:span text:style-name="T17">I</text:span><text:span text:style-name="T1">f the tree lack taxa that should be in it these taxa will be added </text:span><text:span text:style-name="T17">to the tree </text:span><text:span text:style-name="T1">using RAxML. The starting tree will be split on the longest branch</text:span><text:span text:style-name="T17">,</text:span><text:span text:style-name="T1"> the</text:span><text:span text:style-name="T17">n</text:span><text:span text:style-name="T1"> the resulting trees </text:span><text:span text:style-name="T17">with largest number of tips </text:span><text:span text:style-name="T1">will be split on the longest branch</text:span><text:span text:style-name="T17">,</text:span><text:span text:style-name="T1"> and so on until no sub-tree has more than 75 taxa (but at least one split is performed). The groups formed by each sub-trees will be aligned separately in mafft using the sub-tree as guide tree. The separate groups will then be joined using muscle. A new tree will be produced and the tree splitting and alignment process will be repeated. It is possible to specify one of two stop criteria</text:span><text:span text:style-name="T17"> for the alignment</text:span><text:span text:style-name="T1">. The first is to just give the number of iterations to do; the second is to give how many iterations to do after the latest highest likelihood score was found for the phylogeny. The alignment producing the tree with the highest likelihood score and the tree with the highest likelihood score will be stored in the database. Linked genes will be aligned using the same starting tree, and the tree in each iteration will be produced from the </text:span><text:span text:style-name="T18">con</text:span><text:span text:style-name="T1">catenated alignment of the linked genes (possibly with the genes partitioned). However, after pruning taxa that have no sequence for each specific gene the trees and sub-tree division may differ between genes. The arguments used by refine_alignments are:</text:span></text:p>
      <text:p text:style-name="P6"><text:tab/>-d/--database</text:p>
      <text:p text:style-name="P6"><text:tab/>-p/--phylo_method</text:p>
      <text:p text:style-name="P14"><text:tab/>-B/--store_boot_trees</text:p>
      <text:p text:style-name="P6"><text:tab/>-r/--stop_criterion</text:p>
      <text:p text:style-name="P6"><text:tab/>-ms/--max_alignment_group_size</text:p>
      <text:p text:style-name="P6"><text:tab/>-ug/--use_guide_tree</text:p>
      <text:p text:style-name="P6"><text:tab/>-T/--threads</text:p>
      <text:p text:style-name="P6"><text:tab/>-u/--use_genes</text:p>
      <text:p text:style-name="P6"><text:tab/>-k/--linked_genes</text:p>
      <text:p text:style-name="P6"><text:tab/>-P/--path</text:p>
      <text:p text:style-name="P6"/>
      <text:p text:style-name="P6">Dependencies: mafft, muscle, raxmlHPC and possibly other phylogenetic software, treebender, echo.</text:p>
      <text:p text:style-name="Standard"/>
      <text:p text:style-name="Standard"><text:span text:style-name="T25">gblocks –</text:span> will remove poorly aligned regions using Gblocks. The switches -b0 - -b5 are the same as for Gblocks. See the Gblocks instructions for further help on suitable values for these parameters. The reduced alignments will be saved to the database.</text:p>
      <text:p text:style-name="Standard"><text:tab/><text:span text:style-name="T1">-d/--database</text:span></text:p>
      <text:p text:style-name="P6"><text:tab/>-b0</text:p>
      <text:p text:style-name="P6"><text:tab/>-b1</text:p>
      <text:p text:style-name="P6"><text:tab/>-b2</text:p>
      <text:p text:style-name="P6"><text:soft-page-break/><text:tab/>-b3</text:p>
      <text:p text:style-name="P6"><text:tab/>-b4</text:p>
      <text:p text:style-name="P6"><text:tab/>-b5</text:p>
      <text:p text:style-name="P6"><text:tab/>-u/--use_genes</text:p>
      <text:p text:style-name="P6"><text:tab/>-l/--min_seq_length_gene</text:p>
      <text:p text:style-name="P6"><text:tab/>-P/--path</text:p>
      <text:p text:style-name="P6"/>
      <text:p text:style-name="P6">Dependecies: Gblocks.</text:p>
      <text:p text:style-name="Standard"/>
      <text:p text:style-name="Standard"><text:span text:style-name="T2">catenated_tree</text:span><text:span text:style-name="T1"> – will produce a tree from a catenated alignment of the given genes, possibly partitioning the separate genes. It can also produce bootstrap support and bootstrap trees. The bootstrap trees may be useful to identify and remove rogue/wandering taxa (ref). The arguments used by catenated_tree are:</text:span></text:p>
      <text:p text:style-name="P6"><text:tab/>-d/--database</text:p>
      <text:p text:style-name="P6"><text:tab/>-c/--cat_phylo_method</text:p>
      <text:p text:style-name="P6"><text:tab/>-T/--threads</text:p>
      <text:p text:style-name="P6"><text:tab/>-B/--store_boot_trees</text:p>
      <text:p text:style-name="P6"><text:tab/>-u/--use_genes</text:p>
      <text:p text:style-name="P6"><text:tab/>-Q/--anchor_gene</text:p>
      <text:p text:style-name="P6"><text:tab/>-P/--path</text:p>
      <text:p text:style-name="Standard"/>
      <text:p text:style-name="P6">Dependencies: One of the phylogenetic software. If using <text:span text:style-name="T32">ExaML</text:span>, and specifying to do bootstrapping, <text:s/>raxmlHPC-PTHREADS will be used for the bootstrap analysis.</text:p>
      <text:p text:style-name="Standard"/>
      <text:p text:style-name="Standard"><text:span text:style-name="T2">exclude_rogues</text:span><text:span text:style-name="T1"> – will identify rogue taxa using RogueNaRok. It requires bootstrap trees saved in the alignment_groups table as done by the catenated_tree module. The module can either just output the names of the rogue taxa, output a tree without the rogue taxa, delete the rogue taxa from the stored ML tree and bootstrap trees, or delete the rogue taxa from the alignments table, or any combination of these alternatives. The arguments used by exclude_rogues are:</text:span></text:p>
      <text:p text:style-name="P6"><text:tab/>-d/--database</text:p>
      <text:p text:style-name="P6"><text:tab/>-N/--out_file_name</text:p>
      <text:p text:style-name="P6"><text:tab/>-w/--print_rogues</text:p>
      <text:p text:style-name="P6"><text:tab/>-x/--output_no_rogues_tree</text:p>
      <text:p text:style-name="P6"><text:tab/>-z/--rm_rogues_from_ml_tree</text:p>
      <text:p text:style-name="P6"><text:tab/>-q/--rm_rogues_from_alignment</text:p>
      <text:p text:style-name="P6"><text:tab/>-P/--path</text:p>
      <text:p text:style-name="P6"/>
      <text:p text:style-name="P6">Dependencies: RogueNaRok, and raxmlHPC and treebender if trees without rogue taxa are either saved or written to file.</text:p>
      <text:p text:style-name="Standard"/>
      <text:p text:style-name="Standard"><text:span text:style-name="T2">get_distinct_entries</text:span><text:span text:style-name="T1"> – will output each unique entry in one or several columns in the table gb_data (for column names see below under Database). This module can be used to check for annotation errors. The output will be written to a file named based on a user provided stem followed by underscore and the column name, followed by .txt. For example: out_species.txt. The arguments used by get_distinct_entries are:</text:span></text:p>
      <text:p text:style-name="P6"><text:soft-page-break/><text:tab/>-d/--database</text:p>
      <text:p text:style-name="P6"><text:tab/>-U/--column_name</text:p>
      <text:p text:style-name="P6"><text:tab/>-N/--out_file_name</text:p>
      <text:p text:style-name="Standard"/>
      <text:p text:style-name="P23"><text:span text:style-name="T25">get_shared_values</text:span><text:span text:style-name="T50"> - will output values in a given column that are also present in another given column in the table gb_data. It is possible to give several columns and all pairwise comparisons between them will then be made. This output may be useful to investigate if the same type of, and if so which, annotation has been placed in different gen bank fields. The output is printed to separate files based on the given name for out put files and the columns that are compared.</text:span></text:p>
      <text:p text:style-name="P22"><text:tab/>-d/--database</text:p>
      <text:p text:style-name="P22"><text:tab/>-U/--column_name</text:p>
      <text:p text:style-name="P21"><text:span text:style-name="T50"><text:tab/>-N/--out_file_name</text:span></text:p>
      <text:p text:style-name="Standard"/>
      <text:p text:style-name="Standard"><text:span text:style-name="T2">get_alignments</text:span><text:span text:style-name="T1"> – will output a catenated sequence alignment for the given ‘genes’ in either, fasta, phylip, or nexus format. It is also possible to give which column to use for sequence names (for column names see below under Database). The alignment will only contain ‘taxa’ for which there is a sequence for one or more of the given ‘genes’. Missing data will be represented by gaps (-). The module can also output ‘gene’ partitions, either in a separate file (in the format used by RAxML) for fasta or phylip format, or in a MrBayes block for nexus format. The arguments used by get_alignments are:</text:span></text:p>
      <text:p text:style-name="P6"><text:tab/>-d/--database</text:p>
      <text:p text:style-name="P6"><text:tab/>-a/--alignment_format</text:p>
      <text:p text:style-name="P6"><text:tab/>-D/--interleaved</text:p>
      <text:p text:style-name="Standard"><text:span text:style-name="T1"><text:tab/>-W/</text:span> <text:span text:style-name="T1">--bases_per_row</text:span></text:p>
      <text:p text:style-name="P6"><text:tab/>-A/--partition_file</text:p>
      <text:p text:style-name="P6"><text:tab/>-N/--out_file_name</text:p>
      <text:p text:style-name="P6"><text:tab/>-S/--sequence_name_column</text:p>
      <text:p text:style-name="P6"><text:tab/>-u/--use_genes</text:p>
      <text:p text:style-name="P6"><text:tab/>-Q/--anchor_gene</text:p>
      <text:p text:style-name="Standard"/>
      <text:p text:style-name="Standard"><text:span text:style-name="T2">get_trees</text:span><text:span text:style-name="T1"> – will output one or more trees produced by PifCo</text:span><text:span text:style-name="T14">S</text:span><text:span text:style-name="T1">m as stored in PifCo</text:span><text:span text:style-name="T14">S</text:span><text:span text:style-name="T1">m. Alternatively get_trees can output what trees are available (--only_show). The trees are written in newick format to files with the name based on a user provided stem name followed by the ‘gene’ name, followed by .tree. It can be asked to output trees for several genes at the same time but only for one taxon at the time. The arguments used by get_trees are:</text:span></text:p>
      <text:p text:style-name="P6"><text:tab/>-d/--database</text:p>
      <text:p text:style-name="P6"><text:tab/>-N/--out_file_name</text:p>
      <text:p text:style-name="P6"><text:tab/>-t/--get_taxon</text:p>
      <text:p text:style-name="P6"><text:tab/>-u/--use_genes</text:p>
      <text:p text:style-name="P6"><text:tab/>-O/--only_show</text:p>
      <text:p text:style-name="Standard"/>
      <text:p text:style-name="Standard"><text:span text:style-name="T2">switch_tip_names</text:span><text:span text:style-name="T1"> – will switch the tip names of a tree (and only one tree) from accession numbers to species names as given in gb_data or from ‘taxon’ names to species names as given by the latin_names module. It can either change names of tips of a tree stored in </text:span><text:soft-page-break/><text:span text:style-name="T1">PifCo</text:span><text:span text:style-name="T14">S</text:span><text:span text:style-name="T1">m or a user provided tree. However, it will only make changes to tip names that are present in the database. The tree will be written to a file with the name based on a user provided stem followed by .switched_names.tree. At present any support values in the tree will disappear when using switch_tip_names. The arguments used by switch_tip_names are:</text:span></text:p>
      <text:p text:style-name="P6"><text:tab/>-d/--database</text:p>
      <text:p text:style-name="P6"><text:tab/>-I/--tree_<text:span text:style-name="T28">infile</text:span></text:p>
      <text:p text:style-name="P6"><text:tab/>-R/--tree_file/--gene_tree</text:p>
      <text:p text:style-name="P6"><text:tab/>-N/--out_file_name</text:p>
      <text:p text:style-name="P6"><text:tab/>-P/--path</text:p>
      <text:p text:style-name="Standard"/>
      <text:p text:style-name="P6">Dependencies: treebender.</text:p>
      <text:p text:style-name="P6"/>
      <text:p text:style-name="P6"><text:span text:style-name="T25">stats</text:span> – will present some statistics about either the clustering ('cluster') or the alignments ('alignment') for given genes. The arguments used by stats are:</text:p>
      <text:p text:style-name="P6"><text:tab/>-d/--database</text:p>
      <text:p text:style-name="P6"><text:tab/>--stats_type</text:p>
      <text:p text:style-name="P6"><text:tab/>-u/--use_genes</text:p>
      <text:p text:style-name="P6"><text:tab/>-Q/--anchor_gene (not used for cluster stats)</text:p>
      <text:p text:style-name="P6"><text:tab/>-P/--path</text:p>
      <text:p text:style-name="P6"/>
      <text:p text:style-name="P6">Dependencies: superstat (not used for cluster stats).</text:p>
      <text:p text:style-name="Standard"/>
      <text:p text:style-name="P8">Commands</text:p>
      <text:p text:style-name="P6">Commands given in the batch file are the same as the full length command except for the --. Each batchfile command should be given on its own line and no quotation marks (“ or ‘) should be used. If the same switch is repeated the later occurrences will overwrite the previous one unless otherwise stated in the descriptions below. Switches given on the command line will overwrite batchfile commands. The options for each switch is given in square brachets.</text:p>
      <text:p text:style-name="Standard"/>
      <text:p text:style-name="P1"><text:span text:style-name="T2">-a/--alignment_format [phylip/</text:span><text:span text:style-name="T24"> </text:span><text:span text:style-name="T2">fasta/</text:span><text:span text:style-name="T24"> </text:span><text:span text:style-name="T2">nexus]</text:span><text:span text:style-name="T1"> what format to use when outputting alignments. Default: “phylip”.</text:span></text:p>
      <text:p text:style-name="P1"><text:span text:style-name="T2">-Q/--anchor_gene [genes/n]</text:span><text:span text:style-name="T1"> define a set of genes, as a comma separated list (no space), of which at least one need to be present for each taxa in alignment or catenated tree. If set to n no gene will be required to be present for all taxa. Default: “n”.</text:span></text:p>
      <text:p text:style-name="P2">-b0 [integer &gt; 2] Minimum length of an initial block in Gblocks. Default: Gblocks default (same as -b4).</text:p>
      <text:p text:style-name="P2">-b1 [integer] Minimum number of sequences for a conserved position. Default: Gblocks default (50% of the number of sequences+1).</text:p>
      <text:p text:style-name="P2">-b2 [integer] Minimum number of sequences for a flank position. Default: Gblocks default (85% of the number of sequences).</text:p>
      <text:p text:style-name="P2">-b3 [integer] Maximum number of contigous nonconserved positions. Default: Gblocks default (8).</text:p>
      <text:p text:style-name="P2">-b4 [integer] Minimum length of a block. Default: Gblocks default (10). Default: Gblocks default (10).</text:p>
      <text:p text:style-name="P2"><text:soft-page-break/>-b5 [n/h/a] Allowed gap positions. Default: “n”.</text:p>
      <text:p text:style-name="P1"><text:span text:style-name="T2">-b/--backup [comma separated string]</text:span><text:span text:style-name="T1"> will define which modules to make a backup after. The module names should be given as a comma separated string, for example –b gb_parser,define_individuals,gene_parser. It is only possible to backup after modules that make changes to the database. If no string is given backups will be made after each module (this can also be achieved by giving the string ‘all’).</text:span></text:p>
      <text:p text:style-name="P1"><text:span text:style-name="T2">-W/</text:span><text:span text:style-name="T24"> </text:span><text:span text:style-name="T2">--bases_per_row</text:span><text:span text:style-name="T1"> [integer number/genes] will give the number of bases per row in each block if printing alignment in interleaved format (only for nexus and phylip format). Alternatively, it is possible to give the key word genes to get each gene in a separate block. For example: –W 100, or <text:s/>–W genes. Default: “1000”.</text:span></text:p>
      <text:p text:style-name="P1"><text:span text:style-name="T1">-</text:span><text:span text:style-name="T2">f/--batch_file [file name]</text:span><text:span text:style-name="T1"> will pass a batch file to PifCo</text:span><text:span text:style-name="T14">S</text:span><text:span text:style-name="T1">m. The batch file will be read first (no matter what position it has in the argument line) and any other arguments will overwrite those in the batchfile. If the batchfile is the only argument passed to PifCo</text:span><text:span text:style-name="T14">S</text:span><text:span text:style-name="T1">m it does not need to be preceded by a switch. </text:span></text:p>
      <text:p text:style-name="P1"><text:span text:style-name="T2">-H/--changes_files [comma separated string]</text:span><text:span text:style-name="T1"> passes the names of the files to use to make changes in the gb_data table to PifCo</text:span><text:span text:style-name="T14">S</text:span><text:span text:style-name="T1">m. The format of the files is described under the change_entries module above. Example -H changes_species.txt,changes_voucher.txt.</text:span></text:p>
      <text:p text:style-name="P1"><text:span text:style-name="T2">-U/--column_name [comma separated string]</text:span><text:span text:style-name="T1"> gives the columns that the get_distinct_entries module will output.</text:span></text:p>
      <text:p text:style-name="P5"><text:span text:style-name="T2">-c/--</text:span><text:span text:style-name="T6">con</text:span><text:span text:style-name="T2">cat_phylo_method [string]</text:span><text:span text:style-name="T1"> defines the method to use for creating trees from catenated alignments, including bootstrap trees/support. The string argument should consist of a phylogenetic method, with. </text:span><text:span text:style-name="T20">t</text:span><text:span text:style-name="T1">he alternatives ‘</text:span><text:span text:style-name="T12">ExaML</text:span><text:span text:style-name="T1">’ to use </text:span><text:span text:style-name="T12">ExaML</text:span><text:span text:style-name="T1">, ‘E</text:span><text:span text:style-name="T12">xaML,</text:span><text:span text:style-name="T1">RAx-br’ to optimize branch lengths on the parsimony tree using raxmlHPC if </text:span><text:span text:style-name="T12">ExaML</text:span><text:span text:style-name="T1"> fails, ‘RAxML’ to use RAxML, ‘fasttree’ to use FastTree. </text:span><text:span text:style-name="T20">You may add _bootstrap_ and a number as for</text:span><text:span text:style-name="T1">. If the analysis should be performed with each gene in a separate partition (available for RAxML and </text:span><text:span text:style-name="T11">ExaML</text:span><text:span text:style-name="T1">), _ partition should be appended on the method, if a bootstrap analysis should be performed _bootstrap_ should be appended followed by the number of bootstrap replicates to do. For example, </text:span><text:span text:style-name="T11">ExaML</text:span><text:span text:style-name="T1">,RAx-br_partition_bootstrap_1000. Default: “RAxML_partitioned_bootstrap_100”.</text:span></text:p>
      <text:p text:style-name="P3"><text:span text:style-name="T1">-cc/--comp_columns [comma separated string]</text:span><text:span text:style-name="T8"> gives the columns that the multimotu module will use to link genes. For example: “species,voucher,strain”. If using the column accno you have to give gb_data.accno. Default: “species”.</text:span></text:p>
      <text:p text:style-name="P1"><text:span text:style-name="T3">-ck/--comp_kind [comma separated string]</text:span><text:span text:style-name="T1"> gives the type of comparison that should be made for each column in multimotu. The four alternatives are: o = if the same value is found for one sequence in each cluster it will be scored, a = it will be scored for each pair of sequences between two clusters that have the same value, e = if all sequences in both clusters have the same value it will be scored otherwise the score will be zero (for that column), h = if all sequences in both clusters have the same value it will give the full score but if one or more pairs have the same value but other pairs have different values only half the score is given. Example: “h,o,o”. Default: h.</text:span></text:p>
      <text:p text:style-name="P1"><text:span text:style-name="T3">-cs/--comp_score [coma separated numbers]</text:span><text:span text:style-name="T1"> gives the scores for the separate columns to compare in multimotu. For example: “2,1,1”. Default: “2”.</text:span></text:p>
      <text:p text:style-name="P1"><text:span text:style-name="T2">-E/--create_gene_trees [yes/no]</text:span><text:span text:style-name="T1"> gives if trees should be created for each gene. Default: “yes”.</text:span></text:p>
      <text:p text:style-name="P1"><text:span text:style-name="T2">-d/--database [database file name]</text:span><text:span text:style-name="T1"> will pass the database file name to PifCo</text:span><text:span text:style-name="T14">S</text:span><text:span text:style-name="T1">m. This argument is needed for all modules.</text:span></text:p>
      <text:p text:style-name="P1"><text:soft-page-break/><text:span text:style-name="T2">-e/--e_value_cut_off [real value]</text:span><text:span text:style-name="T1"> will give the e-value cut-off for what to consider a significant match to a HMM in the gene_parser module. Default: “0.0000001”.</text:span></text:p>
      <text:p text:style-name="P1"><text:span text:style-name="T2">-t/--get_taxon [string]</text:span><text:span text:style-name="T1"> specifies which taxon to get trees from in the get_trees module. Default: “combined”.</text:span></text:p>
      <text:p text:style-name="P1"><text:span text:style-name="T2">-g/--gb_file [INSD data file]</text:span><text:span text:style-name="T1"> will pass the file with the INSD data to PifCo</text:span><text:span text:style-name="T14">S</text:span><text:span text:style-name="T1">m. The file should be in full GenBank format. Default: “sequence.gb”.</text:span></text:p>
      <text:p text:style-name="P1"><text:span text:style-name="T2">-G/--group_on_genera [yes/no]</text:span><text:span text:style-name="T1"> define if the module alignment_groups should define groups on least inclusive taxa in the taxon string. If no (or anything that do not start with y) it will define alignment groups on the most inclusive taxa. Default: “yes”.</text:span></text:p>
      <text:p text:style-name="P1"><text:span text:style-name="T2">-M/--hmm_database [compressed and indexed HMM database flatfile]</text:span><text:span text:style-name="T1"> will pass the name of the file with HMMs to identify the genes.</text:span></text:p>
      <text:p text:style-name="P1"><text:span text:style-name="T2">-v/--individual_columns [comma separated string]</text:span><text:span text:style-name="T1"> will read the names of the columns in the gb_data table to use to define individuals, for example –v voucher,strain.</text:span></text:p>
      <text:p text:style-name="P1"><text:span text:style-name="T2">-V/--individual_condition [column name]</text:span><text:span text:style-name="T1"> will give a column for which the individuals should be nested in identical entries. That is whose value has to be identical for two sequences to be defined as coming from the same individual, but that for which identical values does not necessary identify the same individual, </text:span><text:span text:style-name="T9">for example -V species</text:span><text:span text:style-name="T1">.</text:span></text:p>
      <text:p text:style-name="P1"><text:span text:style-name="T2">-i/--inter_genes [comma separated string]</text:span><text:span text:style-name="T1"> will define ‘genes’ that are situated between other ‘genes’. A comma should follow the name of each ‘gene’ and then the leading and trailing ‘gene’ separated by semicolon. Several inter ‘genes’ can be defined separated by commas. The string should not contain any white spaces and should be delimited by quotation marks (the shell will interpret the semicolon as new lines otherwise). For example, -i 'ITS1,nSSU;nuc58,ITS2,nuc58;nLSU'.</text:span></text:p>
      <text:p text:style-name="P1"><text:span text:style-name="T2">-D/--interleaved [yes/no]</text:span><text:span text:style-name="T1"> will tell get_alignments to print the alignment in interleaved format. Only makes sense for nexus and phylip format. May be followed by yes or no, if no argument is given it will be interpreted as yes. Default: “no”.</text:span></text:p>
      <text:p text:style-name="P1"><text:span text:style-name="T2">-k/--linked_genes [comma separated string]</text:span><text:span text:style-name="T1"> will define genes that are linked. They will be treated as if they evolve along the same tree. The genes within each linked cluster should be separated by semicolon while different linked clusters should be separated by comma. The string should not contain any white spaces and should be delimited by quotation marks (the shell will interpret the semicolon as new lines otherwise). Example ‘its1;nuc58;its2;nlsu,mtssu;mtlsu’.</text:span></text:p>
      <text:p text:style-name="P2"><text:span text:style-name="T25">-o/--modules [comma separated string]</text:span> will give what modules to run and in which order. The modules should be given as a comma separated string without any white spaces, for example –o gb_parser,define_individuals,gene_parser. The possible modules are gb_parser, change_entries, define_individuals, gene_parser, cluster_individuals, tree_clustering, similarity_cluster, alignment_groups, link_genes, latin_names, align_sequences, refine_alignments, catenated_tree, get_distinct_entries, get_alignments, get_trees, switch_tip_names.</text:p>
      <text:p text:style-name="P2"><text:span text:style-name="T25">-ms/--max_alignment_group_size [integer value]</text:span> will give the max number of sequences in the individual alignment groups in the refined alignment. Default: “200”.</text:p>
      <text:p text:style-name="P1"><text:span text:style-name="T2">-m/--max_seq_length [integer value]</text:span><text:span text:style-name="T1"> gives the maximum length of sequences to include in the database. Default: “10000”.</text:span></text:p>
      <text:p text:style-name="P1"><text:span text:style-name="T3">-L/--maximize_linking [yes/no]</text:span><text:span text:style-name="T1"> will merge taxa if they are linked by one gene. If no </text:span><text:span text:style-name="T19">PifCoSm</text:span><text:span text:style-name="T1"> will attempt to include all lead sequences of every gene (but in certain cases </text:span><text:soft-page-break/><text:span text:style-name="T1">some lead sequences may be excluded to avoid arbitrary assignment of genes to taxa). Default: “No”.</text:span></text:p>
      <text:p text:style-name="P1"><text:span text:style-name="T2">-l/--min_seq_length_gene [integer value]</text:span><text:span text:style-name="T1"> gives the minimum length of sequences to include in sorting, clustering, and linking of genes. Default: “50”.</text:span></text:p>
      <text:p text:style-name="P1"><text:span text:style-name="T2">-n/--n_cut_off [real value]</text:span><text:span text:style-name="T1"> gives how large proportion of Ns we accept in a sequence to include it in the ‘gene’ tables. Default: “0.1”.</text:span></text:p>
      <text:p text:style-name="P1"><text:span text:style-name="T2">-O/--only_show [yes/no]</text:span><text:span text:style-name="T1"> if set to yes (or with no further argument) this switch will tell the get_trees module to print what trees are available to screen. Default: “no”.</text:span></text:p>
      <text:p text:style-name="P1"><text:span text:style-name="T2">-N/--out_file_name [string]</text:span><text:span text:style-name="T1"> gives the stem which to use to create output file names. Default: “out”.</text:span></text:p>
      <text:p text:style-name="P1"><text:span text:style-name="T2">-x/--output_no_rogues_tree [yes/no]</text:span><text:span text:style-name="T1"> will tell the exclude_rogues module to print the ML tree without rogue taxa. The tree file will get the name based on the value given by --out_file_name plus the .no_rogue.tree ending. Default: “no”.</text:span></text:p>
      <text:p text:style-name="P1"><text:span text:style-name="T2">-A/--partition_file [yes/no]</text:span><text:span text:style-name="T1"> if set to yes the gene partitions will be written in addition to the alignment by the module get_alignments. Default: “yes”.</text:span></text:p>
      <text:p text:style-name="P1"><text:span text:style-name="T2">-P/--path [string]</text:span><text:span text:style-name="T1"> gives the path to the programs that PifCo</text:span><text:span text:style-name="T14">S</text:span><text:span text:style-name="T1">m is dependent on. The path should finish with a slash (/). Default: “” (that all the programs PifCo</text:span><text:span text:style-name="T14">S</text:span><text:span text:style-name="T1">m is dependent on are in the default path for the shell).</text:span></text:p>
      <text:p text:style-name="P4"><text:span text:style-name="T2">-p/--phylo_method [string]</text:span><text:span text:style-name="T20"> define the method to use for phylogenetic reconstructions in the modules align_sequences and refine_alignments with same </text:span><text:span text:style-name="T21">options</text:span><text:span text:style-name="T20"> as for --</text:span><text:span text:style-name="T4">cat_phylo_method</text:span><text:span text:style-name="T20"> but you cannot use the _partition option. </text:span><text:span text:style-name="T1">Default: “</text:span><text:span text:style-name="T10">RAxML</text:span><text:span text:style-name="T1">”.</text:span></text:p>
      <text:p text:style-name="P1"><text:span text:style-name="T2">-X/--print_batch_file</text:span><text:span text:style-name="T3"> [yes/no]</text:span><text:span text:style-name="T1"> will tell PifCo</text:span><text:span text:style-name="T14">S</text:span><text:span text:style-name="T1">m to print the settings used for the run to a batch file. The file will get the name of the database followed by _batchfile.txt. If a file with that name is already present an number will be inserted after batchfile to give the file a unique name. Default: “no”.</text:span></text:p>
      <text:p text:style-name="P1"><text:span text:style-name="T3">-Z/--print_non_match [yes/no]</text:span><text:span text:style-name="T1"> will tell the gene_parser module to print the accnos of sequences that does not match a 'gene' to a file called 'seq_not_matching_genes.txt'. Default: “no”.</text:span></text:p>
      <text:p text:style-name="P1"><text:span text:style-name="T2">-w/--print_rogues [yes/no]</text:span><text:span text:style-name="T1"> will tell the exclude_rogues module to print the names of the rogue taxa. Default: “yes”.</text:span></text:p>
      <text:p text:style-name="P27"><text:span text:style-name="T3">-</text:span><text:span text:style-name="T5">ch</text:span><text:span text:style-name="T3">/--</text:span><text:span text:style-name="T5">change</text:span><text:span text:style-name="T3">_</text:span><text:span text:style-name="T5">option</text:span><text:span text:style-name="T3"> [</text:span><text:span text:style-name="T5">change</text:span><text:span text:style-name="T3">/</text:span><text:span text:style-name="T5">update/remove]</text:span><text:span text:style-name="T1"> will tell change_entries </text:span><text:span text:style-name="T22">if the annotation given in the first of two paired columns should be changed to the second, if the entries for the value in the first column should be updated to the values given in consecutive columns, or if</text:span><text:span text:style-name="T1"> </text:span><text:span text:style-name="T22">rows where the annotations match </text:span><text:span text:style-name="T1">the </text:span><text:span text:style-name="T22">values given for each column </text:span><text:span text:style-name="T1">should be removed from gb_data table. Th</text:span><text:span text:style-name="T22">e last two options</text:span><text:span text:style-name="T1"> should be done with caution since </text:span><text:span text:style-name="T22">they</text:span><text:span text:style-name="T1"> may effect other tables. It is best not to do this after running gene_parser. </text:span><text:span text:style-name="T22">For further on input formats see documentation under change_entries module. </text:span><text:span text:style-name="T1">Default: “no”.</text:span></text:p>
      <text:p text:style-name="P1"><text:span text:style-name="T2">-Y/--remove_outliers [yes/no]</text:span><text:span text:style-name="T1"> gives if sequences in clades delimited by extremely long branches should be removed. Only works if making gene trees (--create_gene_trees). Default: “yes”.</text:span></text:p>
      <text:p text:style-name="P1"><text:span text:style-name="T2">-z/--rm_rogues_from_ml_tree [yes/no]</text:span><text:span text:style-name="T1"> will give if the exclude_rogues module will remove rogue taxa from the stored ML tree. Default: “yes”.</text:span></text:p>
      <text:p text:style-name="P1"><text:span text:style-name="T2">-q/--rm_rogues_from_alignment [yes/no]</text:span><text:span text:style-name="T1"> will give if the exclude_rogues module should remove the rogue taxa from the alignments table. Default: “no”.</text:span></text:p>
      <text:p text:style-name="P1"><text:soft-page-break/><text:span text:style-name="T2">-S/--sequence_name_column [string]</text:span><text:span text:style-name="T1"> gives which column in the alignments table to use for sequence names in the alignment file, for example –S species_name. Default: “taxon_name”.</text:span></text:p>
      <text:p text:style-name="P1"><text:span text:style-name="T2">-s/--sim_cut_off [comma separated string with genes and real values]</text:span><text:span text:style-name="T1"> defines the cut off for clustering in tree_clustering, CD_hit_cluster, and similarity_cluster. Sequences more similar than/separated by a distance less than 1 minus the cut off value will be clustered together. You can specify separate values for specific genes with a default value for genes without specification or the same for all genes. For example: “its1,0.97,nuclsu,0.99,default,0.98,nucssu,0.99” or “all,0.97”. The value must be between zero and one. Default: “all,0.99”.</text:span></text:p>
      <text:p text:style-name="P2"><text:span text:style-name="T25">--stats_type [alignment/cluster]</text:span><text:span text:style-name="T1"> gives which type of statistics that the stats module should produce. Default: “alignment”.</text:span></text:p>
      <text:p text:style-name="P1"><text:span text:style-name="T2">-r/--stop_criterion [string]</text:span><text:span text:style-name="T1"> gives the stop criterion for iterating in the refine_alignments module. Two alternatives exist iterations_ followed by the number of iterations to do, for example iterations_100, or max_ followed by the number of iterations to do after the highest tree likelihood score, for example max_10. Default: “iterations_3”.</text:span></text:p>
      <text:p text:style-name="P1"><text:span text:style-name="T2">-B/--store_boot_trees [yes/no]</text:span><text:span text:style-name="T1"> tells the catenated_tree module to save the bootstrap trees in the alignment_groups table under the ‘taxon’ combined_boot and ‘gene’ combined_boot.</text:span></text:p>
      <text:p text:style-name="P1"><text:span text:style-name="T2">-T/--threads [integer value]</text:span><text:span text:style-name="T1"> will tell PifCo</text:span><text:span text:style-name="T14">S</text:span><text:span text:style-name="T1">m to use the given number of cores when executing RAxML, </text:span><text:span text:style-name="T12">ExaML</text:span><text:span text:style-name="T1">, mafft, and alignmentgroups. These programs must therefore be compiled to be able to use multiple threads. Default: “0”.</text:span></text:p>
      <text:p text:style-name="P1"><text:span text:style-name="T2">-C/--tree_clust_type [both/species/similarity]</text:span><text:span text:style-name="T1"> gives which methods should be used by the tree_clustering module. Both similarity and on species name (both/b) or only one: either on species name (species/sp) or on branch length (similarity/si). Default: “both”.</text:span></text:p>
      <text:p text:style-name="P1"><text:span text:style-name="T2">-R/--tree_file/--gene_tree [string]</text:span><text:span text:style-name="T1"> gives the tree to switch names on by the switch_tip_names module. It can be given either as a tree file (in which case the –I/--tree_in_file switch should be used) or the ‘gene’ and ‘taxon’, separated by comma, for which to get the tree for. For example, -R ‘nlsu,combined’ or –R my_tree_file.tree. Default: “combined,combined”.</text:span></text:p>
      <text:p text:style-name="P1"><text:span text:style-name="T2">-I/--tree_infile</text:span><text:span text:style-name="T1"> tells the switch_tip_names module that the tree is in a file.</text:span></text:p>
      <text:p text:style-name="P1"><text:span text:style-name="T2">-u/--use_genes [comma separated string]</text:span><text:span text:style-name="T1"> defines which genes the refine_alignments, catenated_tree, get_alignments, and get_trees modules will work on. The genes should be given as a comma separated string without any white spaces, for example ‘nlsu,nssu,rpb1,rpb2’. If you want all genes just give ‘all’. You may also ask PifCo</text:span><text:span text:style-name="T14">S</text:span><text:span text:style-name="T1">m to use the largest block where each gene is linked to at least one other gene for at least a certain number of taxa by giving max_block_ followed by the number of taxa, for example ‘max_block_4’. Default: “all”.</text:span></text:p>
      <text:p text:style-name="P1"><text:span text:style-name="T3">-ug/--use_guide_tree [yes/no]</text:span><text:span text:style-name="T1"> gives if refine_alignment should use the the maximum likelihood tree as guide tree (instead of tree built by mafft) or not. Default: 'no'.</text:span></text:p>
      <text:p text:style-name="Standard"/>
      <text:p text:style-name="P8">Database</text:p>
      <text:p text:style-name="P6">PifCo<text:span text:style-name="T38">S</text:span>m uses a SQLite database to keep track of information. No external installation of SQLite is necessary because SQLite is bundled with the Perl module DBD::SQLite and phylommand package. However, it may be useful to have SQLite and a possibly one of <text:soft-page-break/>the many available SQLite GUIs to inspect the database and perhaps make changes to individual entries or add columns with additional information.</text:p>
      <text:p text:style-name="Standard"><text:span text:style-name="T1"><text:tab/>PifCo</text:span><text:span text:style-name="T14">S</text:span><text:span text:style-name="T1">m will create the necessary tables in the database, and if the database does not already exist it will be created automatically, all the user need to provide is a name for the database file (including the path to the file if it is not in the same folder as PifCo</text:span><text:span text:style-name="T14">S</text:span><text:span text:style-name="T1">m is executed in). The module gb_parser will create the table gb_data with the columns accno (needs to be unique for each row/entry), species, sub_species, variety, voucher, isolate, strain, taxon_string, country, collected_by, identified_by, environmental_sample, host, latitude, longitude, reference, sequence, and proportion_N to store the INSD data and the proportion of Ns in the sequence. The columns that store strings values get ‘empty’ if no value is available.The module define_individuals will add the column individual to the gb_data table to store which ‘individual’ each sequence belong to. The module gene_parser will create a table for each ‘gene’ that a sequence is found for, with the same name as the gene (in lower case letters). Each ‘gene’ table will have the columns accno (must be unique for each row/entry), sequence, and cluster. The column cluster get the value ‘empty’ as default. The clustering modules set the cluster column to ‘lead’ for the sequence with the highest sequence length times one minus proportion of Ns in each cluster, and the rest of the sequences in that cluster to the accession number of the ‘lead’ sequence. Singleton sequences will have the annotation ‘lead’ while sequences not considered in the clustering will keep the ‘empty’ annotation. The similarity_cluster and alignment_groups module creates the table alignment_groups with the columns gene, taxon (the combination of gene and taxon needs to be unique), tree, tree_method, and alignable. This table is used to store the alignment groups and the trees that PifCo</text:span><text:span text:style-name="T14">S</text:span><text:span text:style-name="T1">m produce. The module link_genes creates the table alignments with the column taxon_names for names of individual ‘taxa’ and one column for the accession numbers and one for the sequences of each gene with the ‘gene’ name followed by </text:span><text:span text:style-name="T7">accno (for example nlsu_</text:span><text:span text:style-name="T1">accno) as name for the first, and ‘gene’ name followed by _sequence as name for the latter. The module latin_names will add the column species_names to the alignments table. PifCo</text:span><text:span text:style-name="T14">S</text:span><text:span text:style-name="T1">m will treat every table that is not named gb_data, alignments, or alignment_groups as a table containing ‘gene’ sequences so if you want to add tables that do not confirm to the format of the ‘gene’ tables you need to add the name of the new table to the function get_gene_tables in the PifCo</text:span><text:span text:style-name="T14">S</text:span><text:span text:style-name="T1">m script for PifCo</text:span><text:span text:style-name="T14">S</text:span><text:span text:style-name="T1">m to run.</text:span></text:p>
      <text:p text:style-name="Standard"/>
      <text:p text:style-name="P8">Literature cited</text:p>
      <text:p text:style-name="P6">Aberer AJ, Krompass D, Stamatakis A. 2012. Pruning Rogue Taxa Improves Phylogenetic Accuracy: An Efficient Algorithm and Webservice. Systematic Biology 62:162-166.</text:p>
      <text:p text:style-name="P6">Castresana, J. 2000. Selection of conserved blocks from multiple alignments for their use in phylogenetic analysis. Molecular Biology and Evolution 17:540-552.</text:p>
      <text:p text:style-name="Standard"><text:span text:style-name="T1">Chesters D, Vogler AP. 2013. <text:s/></text:span><text:bookmark text:name="article-title-1"/>Resolving Ambiguity of Species Limits and Concatenation in Multilocus Sequence Data for the Construction of Phylogenetic Supermatrices. Systematic Biology 62:456-466.</text:p>
      <text:p text:style-name="P6">Eddy SR 2011. Accelerated Profile HMM Searches. PLoS Comput Biol 7(10):e1002195.</text:p>
      <text:p text:style-name="P6">Edgar RC. 2004. MUSCLE: multiple sequence alignment with high accuracy and high throughput, Nucleic Acids Research 32:1792-97.</text:p>
      <text:p text:style-name="P6"><text:soft-page-break/>Katoh T. 2008. Recent developments in the MAFFT multiple sequence alignment program. <text:s/>Briefings in Bioinformatics 9:286-298.</text:p>
      <text:p text:style-name="P6">Katoh T. 2010. Parallelization of the MAFFT multiple sequence alignment program. <text:s/>Bioinformatics 26:1899-1900.</text:p>
      <text:p text:style-name="P6">Price MN, Dehal PS, Arkin, AP. 2010. FastTree 2 -- Approximately Maximum-Likelihood Trees for Large Alignments. PLoS ONE 5:e9490.</text:p>
      <text:p text:style-name="P6">Stamatakis A. 2006. RAxML-VI-HPC: Maximum Likelihood-based Phylogenetic Analyses with Thousands of Taxa and Mixed Models. Bioinformatics 22:2688–2690.</text:p>
      <text:p text:style-name="P11">Kozlov AM, Aberer AJ, Stamatakis A. 2015. ExaML version 3: a tool for phylogenomic analyses on supercomputers. Bioinformatics, 31:2577-2579.</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tab-stop style:position="1.27cm"/>
        </style:tab-stops>
      </style:paragraph-properties>
      <style:text-properties fo:color="#00000a" style:font-name="Liberation Serif" fo:font-family="'Liberation Serif'" style:font-family-generic="roman" style:font-pitch="variable" fo:font-size="12pt" fo:language="en" fo:country="US" style:font-name-asian="WenQuanYi Zen Hei" style:font-family-asian="'WenQuanYi Zen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text-properties style:font-size-asian="12pt" style:font-name-complex="Lohit Devanagari1" style:font-family-complex="'Lohit Devanagari'"/>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746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16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4.286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556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26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8.096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9.36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3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9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4T17:15:00</meta:creation-date>
    <dc:date>2017-02-09T12:17:12.440100742</dc:date>
    <meta:editing-cycles>111</meta:editing-cycles>
    <meta:editing-duration>P26DT2H3M34S</meta:editing-duration>
    <meta:generator>LibreOffice/5.1.4.2$Linux_X86_64 LibreOffice_project/10m0$Build-2</meta:generator>
    <dc:creator>martin </dc:creator>
    <meta:printed-by>martin </meta:printed-by>
    <meta:print-date>2016-12-05T09:45:52.007899766</meta:print-date>
    <meta:document-statistic meta:table-count="0" meta:image-count="0" meta:object-count="0" meta:page-count="20" meta:paragraph-count="314" meta:word-count="8096" meta:character-count="51455" meta:non-whitespace-character-count="43674"/>
    <meta:template xlink:type="simple" xlink:actuate="onRequest" xlink:title="Normal.dotm" xlink:href=""/>
  </office:meta>
</office:document-meta>
</file>